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a4a6" officeooo:paragraph-rsid="0017a4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práctica 3</text:p>
      <text:p text:style-name="P1"/>
      <text:p text:style-name="P1">https://github.com/ULL-ESIT-DSI-1920/dsi-p3-synth-ayrtoncg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7T11:40:01.934954216</meta:creation-date>
    <dc:date>2020-07-07T11:40:27.300551725</dc:date>
    <meta:editing-duration>PT30S</meta:editing-duration>
    <meta:editing-cycles>1</meta:editing-cycles>
    <meta:document-statistic meta:table-count="0" meta:image-count="0" meta:object-count="0" meta:page-count="1" meta:paragraph-count="2" meta:word-count="4" meta:character-count="74" meta:non-whitespace-character-count="72"/>
    <meta:generator>LibreOffice/6.0.7.3$Linux_X86_64 LibreOffice_project/00m0$Build-3</meta:generator>
  </office:meta>
</office:document-meta>
</file>